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T33" style:parent-style-name="Hipervínculo" style:family="text">
      <style:text-properties fo:font-weight="bold" style:font-weight-asian="bold" style:font-weight-complex="bold"/>
    </style:style>
    <style:style style:name="T34" style:parent-style-name="Hipervínculo" style:family="text">
      <style:text-properties fo:font-weight="bold" style:font-weight-asian="bold" style:font-weight-complex="bold"/>
    </style:style>
    <style:style style:name="T35" style:parent-style-name="Hipervínculo" style:family="text">
      <style:text-properties fo:font-weight="bold" style:font-weight-asian="bold" style:font-weight-complex="bold"/>
    </style:style>
    <style:style style:name="T36" style:parent-style-name="Hipervínculo" style:family="text">
      <style:text-properties fo:font-weight="bold" style:font-weight-asian="bold" style:font-weight-complex="bold"/>
    </style:style>
    <style:style style:name="T37" style:parent-style-name="Hipervínculo" style:family="text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T39" style:parent-style-name="Hipervínculo" style:family="text">
      <style:text-properties fo:font-weight="bold" style:font-weight-asian="bold" style:font-weight-complex="bold"/>
    </style:style>
    <style:style style:name="T40" style:parent-style-name="Hipervínculo" style:family="text">
      <style:text-properties fo:font-weight="bold" style:font-weight-asian="bold" style:font-weight-complex="bold"/>
    </style:style>
    <style:style style:name="T41" style:parent-style-name="Hipervínculo" style:family="text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a xlink:href="https://core.ac.uk/download/pdf/71398928.pdf" office:target-frame-name="_top" xlink:show="replace"><text:span text:style-name="T2">https://core.ac.uk/download/p</text:span><text:bookmark-start text:name="_Hlt112662590"/><text:bookmark-start text:name="_Hlt112662591"/><text:span text:style-name="T3">d</text:span><text:bookmark-end text:name="_Hlt112662590"/><text:bookmark-end text:name="_Hlt112662591"/><text:span text:style-name="T4">f/71398928.pdf</text:span></text:a><text:span text:style-name="T5"><text:s/></text:span></text:p>
      <text:p text:style-name="Normal">umbral local (adaptativo), connectedComponentsWithStats() etiqueta imagen binaria y saca características como el área y el centroide, eliminar zonas no deseadas estableciendo un umbral de área mínimo.</text:p>
      <text:p text:style-name="Standard"/>
      <text:p text:style-name="Standard"><text:a xlink:href="https://www.researchgate.net/profile/Atiqul-Islam-Chowdhury/publication/330667113_A_Study_on_Multiple_Barcode_Detection_from_an_Image_in_Business_System/links/5c6ee993299bf1268d1b8812/A-Study-on-Multiple-Barcode-Detection-from-an-Image-in-Business-System.pdf" office:target-frame-name="_top" xlink:show="replace"><text:span text:style-name="T6">https://www.researchgate.net/profile/Atiqul-Islam-Chowdhury/publication/33</text:span><text:bookmark-start text:name="_Hlt112666129"/><text:bookmark-start text:name="_Hlt112666130"/><text:span text:style-name="T7">0</text:span><text:bookmark-end text:name="_Hlt112666129"/><text:bookmark-end text:name="_Hlt112666130"/><text:span text:style-name="T8">667113_A_Study_on_Multiple_Barcode_Detection_from_an_Image_in_Business_System/links/5c6ee993299bf1268d1b8812/A-Study-on-Multiple-Barcode-Detection-from-an-Image-in-Business-System.pdf</text:span></text:a></text:p>
      <text:p text:style-name="P9"/>
      <text:p text:style-name="Standard"><text:a xlink:href="https://ieeexplore.ieee.org/stamp/stamp.jsp?tp=&amp;arnumber=6395110" office:target-frame-name="_top" xlink:show="replace"><text:span text:style-name="T10">https://ieeexplore.i</text:span><text:bookmark-start text:name="_Hlt112666406"/><text:bookmark-start text:name="_Hlt112666407"/><text:span text:style-name="T11">e</text:span><text:bookmark-end text:name="_Hlt112666406"/><text:bookmark-end text:name="_Hlt112666407"/><text:span text:style-name="T12">ee.org/stamp/stamp.jsp?tp=&amp;arnumber=6395110</text:span></text:a></text:p>
      <text:p text:style-name="Standard"/>
      <text:p text:style-name="Standard"><text:a xlink:href="https://ieeexplore.ieee.org/stamp/stamp.jsp?tp=&amp;arnumber=7045893" office:target-frame-name="_top" xlink:show="replace"><text:span text:style-name="T13">https://ieeexplore</text:span><text:bookmark-start text:name="_Hlt112666985"/><text:bookmark-start text:name="_Hlt112666986"/><text:span text:style-name="T14">.</text:span><text:bookmark-end text:name="_Hlt112666985"/><text:bookmark-end text:name="_Hlt112666986"/><text:span text:style-name="T15">ieee.org/stamp/stamp.jsp?tp=&amp;arnumber=7045893</text:span></text:a></text:p>
      <text:p text:style-name="Standard"/>
      <text:p text:style-name="Standard">Invariante escala <text:s/>y rotación:<text:s/><text:a xlink:href="https://ieeexplore.ieee.org/stamp/stamp.jsp?tp=&amp;arnumber=8228227" office:target-frame-name="_top" xlink:show="replace"><text:span text:style-name="T16">https://ieeexplore.ieee.org/stam</text:span><text:bookmark-start text:name="_Hlt112672165"/><text:bookmark-start text:name="_Hlt112672166"/><text:span text:style-name="T17">p</text:span><text:bookmark-end text:name="_Hlt112672165"/><text:bookmark-end text:name="_Hlt112672166"/><text:span text:style-name="T18">/stamp.jsp?tp=&amp;arnumber=8228227</text:span></text:a></text:p>
      <text:p text:style-name="P19"/>
      <text:p text:style-name="Standard"><text:a xlink:href="http://bit.kuas.edu.tw/~jihmsp/2021/vol12/n4/07.JIHMSP-1598.pdf" office:target-frame-name="_top" xlink:show="replace"><text:span text:style-name="T20">http://bit.kua</text:span><text:bookmark-start text:name="_Hlt112672313"/><text:bookmark-start text:name="_Hlt112672314"/><text:span text:style-name="T21">s</text:span><text:bookmark-end text:name="_Hlt112672313"/><text:bookmark-end text:name="_Hlt112672314"/><text:span text:style-name="T22">.edu.tw/~jihmsp/2021/vol12/n4/07.JIHMSP-1598.pdf</text:span></text:a></text:p>
      <text:p text:style-name="Standard"/>
      <text:p text:style-name="Standard"><text:a xlink:href="https://pyimagesearch.com/2014/11/24/detecting-barcodes-images-python-opencv/" office:target-frame-name="_top" xlink:show="replace"><text:span text:style-name="T23">https://pyimagesearch.com</text:span><text:bookmark-start text:name="_Hlt112672435"/><text:bookmark-start text:name="_Hlt112672436"/><text:span text:style-name="T24">/</text:span><text:bookmark-end text:name="_Hlt112672435"/><text:bookmark-end text:name="_Hlt112672436"/><text:span text:style-name="T25">2014/11/24/detecting-barcodes-images-python-opencv/</text:span></text:a></text:p>
      <text:p text:style-name="Standard"/>
      <text:p text:style-name="Standard"><text:a xlink:href="https://www.dynamsoft.com/codepool/image-processing-techniques-for-ocr.html" office:target-frame-name="_top" xlink:show="replace"><text:span text:style-name="T26">https://www.dynamso</text:span><text:bookmark-start text:name="_Hlt112672496"/><text:bookmark-start text:name="_Hlt112672497"/><text:span text:style-name="T27">f</text:span><text:bookmark-end text:name="_Hlt112672496"/><text:bookmark-end text:name="_Hlt112672497"/><text:span text:style-name="T28">t.com/codepool/im</text:span><text:bookmark-start text:name="_Hlt112672551"/><text:bookmark-start text:name="_Hlt112672552"/><text:span text:style-name="T29">a</text:span><text:bookmark-end text:name="_Hlt112672551"/><text:bookmark-end text:name="_Hlt112672552"/><text:span text:style-name="T30">ge-processing-techniques-for-ocr.html</text:span></text:a><text:span text:style-name="T31">.</text:span></text:p>
      <text:p text:style-name="P32"/>
      <text:p text:style-name="Standard"><text:a xlink:href="https://opencv.org/recognizing-one-dimensional-barcode-using-opencv/" office:target-frame-name="_top" xlink:show="replace"><text:span text:style-name="T33">https://opencv.org/recognizing-</text:span><text:bookmark-start text:name="_Hlt112672779"/><text:bookmark-start text:name="_Hlt112672780"/><text:span text:style-name="T34">o</text:span><text:bookmark-end text:name="_Hlt112672779"/><text:bookmark-end text:name="_Hlt112672780"/><text:span text:style-name="T35">ne-d</text:span><text:bookmark-start text:name="_Hlt112673144"/><text:bookmark-start text:name="_Hlt112673145"/><text:span text:style-name="T36">i</text:span><text:bookmark-end text:name="_Hlt112673144"/><text:bookmark-end text:name="_Hlt112673145"/><text:span text:style-name="T37">mensional-barcode-using-opencv/</text:span></text:a></text:p>
      <text:p text:style-name="P38"/>
      <text:p text:style-name="Standard">Lector online código de barras:<text:s/><text:a xlink:href="https://demo.dynamsoft.com/barcode-reader/" office:target-frame-name="_top" xlink:show="replace"><text:span text:style-name="T39">https://demo.dynam</text:span><text:bookmark-start text:name="_Hlt112672591"/><text:bookmark-start text:name="_Hlt112672592"/><text:span text:style-name="T40">s</text:span><text:bookmark-end text:name="_Hlt112672591"/><text:bookmark-end text:name="_Hlt112672592"/><text:span text:style-name="T41">oft.com/barcode-reader/</text:span></text:a></text:p>
      <text:p text:style-name="P42"/>
      <text:p text:style-name="Standard">Formato memoria trabajo:<text:s/><text:a xlink:href="https://finitusfgh.us.es/web/preguntasfrecuentes" office:target-frame-name="_top" xlink:show="replace">https://finitusfgh.us.es/web/preguntasfrecuentes</text:a></text:p>
      <text:p text:style-name="Standard"/>
      <text:p text:style-name="Standard">Pushear workspace:<text:s/><text:a xlink:href="https://docs.github.com/en/get-started/importing-your-projects-to-github/importing-source-code-to-github/adding-locally-hosted-code-to-github" office:target-frame-name="_top" xlink:show="replace">https://docs.github.com/en/get-started/importing-your-projects-to-github/importing-source-code-to-github/adding-locally-hosted-code-to-github</text:a></text:p>
      <text:p text:style-name="Standard"/>
      <text:p text:style-name="Standard">Enlace para filtrar manchas blancas en imagen binaria según su área:<text:s/><text:a xlink:href="https://pyimagesearch.com/2021/02/22/opencv-connected-component-labeling-and-analysis/" office:target-frame-name="_top" xlink:show="replace"><text:span text:style-name="Hipervínculo">https://pyimagesearch.com/2021/02/22/opencv-connected-component-labeling-and-analysis/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Normal" style:default-outline-level="2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s" style:country-asian="E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s" style:country-asian="ES" style:language-complex="ar" style:country-complex="SA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UAN DE DIOS HERRERA HURTADO</dc:creator>
    <meta:creation-date>2022-07-26T12:30:00Z</meta:creation-date>
    <dc:date>2023-05-02T10:45:00Z</dc:date>
    <meta:template xlink:href="Normal.dotm" xlink:type="simple"/>
    <meta:editing-cycles>15</meta:editing-cycles>
    <meta:editing-duration>PT11580S</meta:editing-duration>
    <meta:document-statistic meta:page-count="1" meta:paragraph-count="5" meta:word-count="437" meta:character-count="2838" meta:row-count="20" meta:non-whitespace-character-count="2406"/>
  </office:meta>
</office:document-meta>
</file>